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deddc" officeooo:paragraph-rsid="001deddc" style:font-weight-asian="bold" style:font-weight-complex="bold"/>
    </style:style>
    <style:style style:name="P2" style:family="paragraph" style:parent-style-name="Standard">
      <style:text-properties fo:font-weight="normal" officeooo:rsid="001ec71a" officeooo:paragraph-rsid="001ec71a" style:font-weight-asian="normal" style:font-weight-complex="normal"/>
    </style:style>
    <style:style style:name="P3" style:family="paragraph" style:parent-style-name="Standard">
      <style:text-properties fo:font-weight="normal" officeooo:rsid="002414b5" officeooo:paragraph-rsid="00251c08" style:font-weight-asian="normal" style:font-weight-complex="normal"/>
    </style:style>
    <style:style style:name="P4" style:family="paragraph" style:parent-style-name="Table_20_Contents">
      <style:text-properties officeooo:rsid="001b26cf" officeooo:paragraph-rsid="001b26cf"/>
    </style:style>
    <style:style style:name="P5" style:family="paragraph" style:parent-style-name="Text_20_body">
      <style:text-properties fo:font-weight="bold" officeooo:rsid="001deddc" officeooo:paragraph-rsid="001deddc" style:font-weight-asian="bold" style:font-weight-complex="bold"/>
    </style:style>
    <style:style style:name="P6" style:family="paragraph" style:parent-style-name="Standard" style:list-style-name="L1">
      <style:text-properties fo:font-weight="normal" officeooo:rsid="00210876" officeooo:paragraph-rsid="00210876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22dcd2" officeooo:paragraph-rsid="0022dcd2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2414b5" officeooo:paragraph-rsid="002414b5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2414b5" officeooo:paragraph-rsid="0024ab1b" style:font-weight-asian="normal" style:font-weight-complex="normal"/>
    </style:style>
    <style:style style:name="P10" style:family="paragraph" style:parent-style-name="Standard">
      <style:text-properties fo:font-weight="normal" officeooo:rsid="0024ab1b" officeooo:paragraph-rsid="00251c08" style:font-weight-asian="normal" style:font-weight-complex="normal"/>
    </style:style>
    <style:style style:name="T1" style:family="text">
      <style:text-properties officeooo:rsid="0022dcd2"/>
    </style:style>
    <style:style style:name="T2" style:family="text">
      <style:text-properties officeooo:rsid="0023e7e8"/>
    </style:style>
    <style:style style:name="T3" style:family="text">
      <style:text-properties officeooo:rsid="002414b5"/>
    </style:style>
    <style:style style:name="T4" style:family="text">
      <style:text-properties officeooo:rsid="0024ab1b"/>
    </style:style>
    <style:style style:name="T5" style:family="text">
      <style:text-properties officeooo:rsid="0026bae7"/>
    </style:style>
    <style:style style:name="T6" style:family="text">
      <style:text-properties officeooo:rsid="002876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Karl Marx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Kommunismus</text:p>
          </table:table-cell>
          <table:table-cell table:style-name="Table1.B1" office:value-type="string">
            <text:p text:style-name="P4">Selbstorganisation der Produzenten nach individuellen Fähigkeiten und Bedürfnissen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Absterben des Staates</text:p>
          </table:table-cell>
        </table:table-row>
        <table:table-row>
          <table:table-cell table:style-name="Table1.A2" office:value-type="string">
            <text:p text:style-name="P4">Sozialismus</text:p>
          </table:table-cell>
          <table:table-cell table:style-name="Table1.B4" office:value-type="string">
            <text:p text:style-name="P4">Kollektiver Besitz an den Produktionsmitteln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4" office:value-type="string">
            <text:p text:style-name="P4">Vergesellschaftung der Produktionsmittel</text:p>
          </table:table-cell>
        </table:table-row>
        <table:table-row>
          <table:table-cell table:style-name="Table1.A2" office:value-type="string">
            <text:p text:style-name="P4">Kapitalismus</text:p>
          </table:table-cell>
          <table:table-cell table:style-name="Table1.B5" office:value-type="string">
            <text:p text:style-name="P4">Ausbeutung der Lohnarbeiter durch Kapitalbesitzer</text:p>
          </table:table-cell>
        </table:table-row>
      </table:table>
      <text:p text:style-name="Standard"/>
      <text:p text:style-name="P1">Versailler Vertrag</text:p>
      <text:p text:style-name="P1"/>
      <text:p text:style-name="P2">Ende des ersten Weltkrieges.</text:p>
      <text:p text:style-name="P2"/>
      <text:list xml:id="list1523097446" text:style-name="L1">
        <text:list-item>
          <text:p text:style-name="P6">Demos gegen den Vertrag</text:p>
        </text:list-item>
        <text:list-item>
          <text:p text:style-name="P6">Aufstand von Marinesoldaten <text:span text:style-name="T1">gegen sinnloses Gefecht</text:span></text:p>
        </text:list-item>
        <text:list-item>
          <text:p text:style-name="P7">Gründung von Arbeiter- und Soldatenr<text:span text:style-name="T2">ä</text:span>ten <text:span text:style-name="T2">in ganz Deutschland</text:span></text:p>
        </text:list-item>
        <text:list-item>
          <text:p text:style-name="P7">„<text:span text:style-name="T3">Spartakus</text:span>“ <text:span text:style-name="T3">Aufstand in Berlin</text:span></text:p>
        </text:list-item>
        <text:list-item>
          <text:p text:style-name="P8">Ziel Räte-Demokratie</text:p>
        </text:list-item>
        <text:list-item>
          <text:p text:style-name="P9">Niederschlagung der Arbeiter und Soldatenaufstände durch Reichswehr und Freicorps <text:span text:style-name="T4">mit dem ausdrücklichen Befehl der SPD</text:span></text:p>
        </text:list-item>
      </text:list>
      <text:p text:style-name="P10">Republik <text:span text:style-name="T6">stützt</text:span> sich auf Nationalistische und Militaristische Kräfte <text:span text:style-name="T5">zur Niederschlagung der sozialistischen Aufstände =&gt; Spaltung der Arbeiterbewegung</text:span></text:p>
      <text:p text:style-name="P3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30T09:49:13.537000000</meta:creation-date>
    <dc:date>2019-10-07T09:48:19.793000000</dc:date>
    <meta:editing-duration>PT1H22M18S</meta:editing-duration>
    <meta:editing-cycles>15</meta:editing-cycles>
    <meta:generator>LibreOffice/6.3.1.2$Windows_X86_64 LibreOffice_project/b79626edf0065ac373bd1df5c28bd630b4424273</meta:generator>
    <meta:document-statistic meta:table-count="1" meta:image-count="0" meta:object-count="0" meta:page-count="1" meta:paragraph-count="19" meta:word-count="97" meta:character-count="786" meta:non-whitespace-character-count="712"/>
  </office:meta>
</office:document-meta>
</file>